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9.3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bf004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int_alf_to_C_identified_fu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Basic Block expint bb0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  nm1=n-1;                      /* arg=50 --&gt; 49 */</text:p>
            <text:p/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  if(x&gt;1){</text:p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Basic Block expint bb2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2</text:p>
          </table:table-cell>
          <table:table-cell office:value-type="string" calcext:value-type="string">
            <text:p>L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      b=x+n;</text:p>
            <text:p/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2::7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::7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::7:::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::7:::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::7:::4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5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5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expint bb7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7</text:p>
          </table:table-cell>
          <table:table-cell office:value-type="string" calcext:value-type="string">
            <text:p>L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          a = -i*(nm1+i);</text:p>
            <text:p/>
          </table:table-cell>
          <table:table-cell table:style-name="Default"/>
          <table:table-cell/>
          <table:table-cell table:style-name="ce4" office:value-type="float" office:value="1080" calcext:value-type="float" table:number-columns-spanned="1" table:number-rows-spanned="7">
            <text:p>10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7::12</text:p>
          </table:table-cell>
          <table:table-cell office:value-type="string" calcext:value-type="string">
            <text:p>Lin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          c=b+a/c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bb7::14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          del=c*d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bb7::16</text:p>
          </table:table-cell>
          <table:table-cell office:value-type="string" calcext:value-type="string">
            <text:p>Li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          h *= del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bb7::19</text:p>
          </table:table-cell>
          <table:table-cell office:value-type="string" calcext:value-type="string">
            <text:p>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          if (del &lt; 10000){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bb7::5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        b += 2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bb7::9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        d=10*(a*d+b);</text:p>
            <text:p/>
          </table:table-cell>
          <table:table-cell table:style-name="Default"/>
          <table:table-cell/>
          <table:covered-table-cell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expint bb21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21</text:p>
          </table:table-cell>
          <table:table-cell office:value-type="string" calcext:value-type="string">
            <text:p>Lin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              ans=h*-x;</text:p>
            <text:p/>
          </table:table-cell>
          <table:table-cell table:style-name="Default"/>
          <table:table-cell table:number-columns-repeated="2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bb21::3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              return ans;</text:p>
            <text:p/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bb21::3: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              return ans;</text:p>
            <text:p/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expint bb24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24</text:p>
          </table:table-cell>
          <table:table-cell office:value-type="string" calcext:value-type="string">
            <text:p>Li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        }</text:p>
            <text:p/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expint bb25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25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Vamos ter de medir esse separado</text:p>
          </table:table-cell>
        </table:table-row>
        <table:table-row table:style-name="ro2">
          <table:table-cell office:value-type="string" calcext:value-type="string">
            <text:p>bb25::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4"/>
          <table:table-cell office:value-type="string" calcext:value-type="string">
            <text:p>/em um monte de Store das instruções que estão dentro.</text:p>
          </table:table-cell>
        </table:table-row>
        <table:table-row table:style-name="ro2">
          <table:table-cell office:value-type="string" calcext:value-type="string">
            <text:p>bb25::2:::1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5::2:::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5::2:::3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5::2:::4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5::2:::5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27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27</text:p>
          </table:table-cell>
          <table:table-cell office:value-type="string" calcext:value-type="string">
            <text:p>Lin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bb27::0: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    }</text:p>
            <text:p/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expint bb2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b28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8::1:::else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8::1:::else:::1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8::1:::join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8::1:::then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8::1:::then:::1</text:p>
          </table:table-cell>
          <table:table-cell office:value-type="string" calcext:value-type="string">
            <text:p>Lin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      ans = nm1 != 0 ? 2 : 1000;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8::5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8::5:::1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28::5:::2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  for (i=1;i&lt;=100;i++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31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31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      for (i=1;i&lt;=100;i++){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expint bb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b33</text:p>
          </table:table-cell>
          <table:table-cell office:value-type="string" calcext:value-type="string">
            <text:p>Lin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          fact *= -x/i;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33::6</text:p>
          </table:table-cell>
          <table:table-cell office:value-type="string" calcext:value-type="string">
            <text:p>Li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          if (i != nm1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39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39</text:p>
          </table:table-cell>
          <table:table-cell office:value-type="string" calcext:value-type="string">
            <text:p>L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            del = -fact/(i-nm1);</text:p>
            <text:p/>
          </table:table-cell>
          <table:table-cell table:number-columns-repeated="5"/>
        </table:table-row>
        <table:table-row table:style-name="ro2">
          <table:table-cell office:value-type="string" calcext:value-type="string">
            <text:p>bb39::5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b39::5:::1</text:p>
          </table:table-cell>
          <table:table-cell office:value-type="string" calcext:value-type="string">
            <text:p>Li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          }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expint bb44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44</text:p>
          </table:table-cell>
          <table:table-cell office:value-type="string" calcext:value-type="string">
            <text:p>L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              for (ii=1;ii&lt;=nm1;ii++){</text:p>
            <text:p/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44::2:::1</text:p>
          </table:table-cell>
          <table:table-cell office:value-type="string" calcext:value-type="string">
            <text:p>Lin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              for (ii=1;ii&lt;=nm1;ii++){</text:p>
            <text:p/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expint bb45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2" office:value-type="string" calcext:value-type="string">
            <text:p>bb45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              for (ii=1;ii&lt;=nm1;ii++){</text:p>
            <text:p/>
          </table:table-cell>
          <table:table-cell table:style-name="ce2"/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expint bb47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office:value-type="string" calcext:value-type="string">
            <text:p>bb47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              }</text:p>
            <text:p/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asic Block expint bb48</text:p>
          </table:table-cell>
          <table:table-cell table:style-name="ce3" table:number-columns-repeated="6"/>
          <table:table-cell table:style-name="ce4" office:value-type="float" office:value="57" calcext:value-type="float" table:number-columns-spanned="1" table:number-rows-spanned="6">
            <text:p>57</text:p>
          </table:table-cell>
          <table:table-cell/>
        </table:table-row>
        <table:table-row table:style-name="ro2">
          <table:table-cell table:style-name="ce3" office:value-type="string" calcext:value-type="string">
            <text:p>bb4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office:string-value="              psi += ii + nm1;&#10;" calcext:value-type="string">
            <text:p>              psi += ii + nm1;</text:p>
            <text:p/>
          </table:table-cell>
          <table:table-cell table:style-name="ce3" table:number-columns-repeated="3"/>
          <table:covered-table-cell/>
          <table:table-cell/>
        </table:table-row>
        <table:table-row table:style-name="ro2">
          <table:table-cell table:style-name="ce3" office:value-type="string" calcext:value-type="string">
            <text:p>bb48::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              for (ii=1;ii&lt;=nm1;ii++){</text:p>
            <text:p/>
          </table:table-cell>
          <table:table-cell table:style-name="ce3" table:number-columns-repeated="3"/>
          <table:covered-table-cell/>
          <table:table-cell office:value-type="string" calcext:value-type="string">
            <text:p>Vamos ter de medir esse separado</text:p>
          </table:table-cell>
        </table:table-row>
        <table:table-row table:style-name="ro2">
          <table:table-cell table:style-name="ce3" office:value-type="string" calcext:value-type="string">
            <text:p>bb48::5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              for (ii=1;ii&lt;=nm1;ii++){</text:p>
            <text:p/>
          </table:table-cell>
          <table:table-cell table:style-name="ce3" table:number-columns-repeated="3"/>
          <table:covered-table-cell/>
          <table:table-cell office:value-type="string" calcext:value-type="string">
            <text:p>/em um monte de Store das instruções que estão dentro.</text:p>
          </table:table-cell>
        </table:table-row>
        <table:table-row table:style-name="ro2">
          <table:table-cell table:style-name="ce3" office:value-type="string" calcext:value-type="string">
            <text:p>bb48::5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              for (ii=1;ii&lt;=nm1;ii++){</text:p>
            <text:p/>
          </table:table-cell>
          <table:table-cell table:style-name="ce3" table:number-columns-repeated="3"/>
          <table:covered-table-cell/>
          <table:table-cell/>
        </table:table-row>
        <table:table-row table:style-name="ro2">
          <table:table-cell table:style-name="ce3" office:value-type="string" calcext:value-type="string">
            <text:p>bb48::5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              for (ii=1;ii&lt;=nm1;ii++){</text:p>
            <text:p/>
          </table:table-cell>
          <table:table-cell table:style-name="ce3" table:number-columns-repeated="3"/>
          <table:covered-table-cell/>
          <table:table-cell/>
        </table:table-row>
        <table:table-row table:style-name="ro1">
          <table:table-cell table:style-name="Default" office:value-type="string" calcext:value-type="string">
            <text:p>Basic Block expint bb53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53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            del=psi+fact*foo(x);</text:p>
            <text:p/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53::2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              del=psi+fact*foo(x);</text:p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expint bb57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3" office:value-type="string" calcext:value-type="string">
            <text:p>bb57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        }</text:p>
            <text:p/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ão consta no arquivo TDB. Adicionei manualmente.</text:p>
          </table:table-cell>
        </table:table-row>
        <table:table-row table:style-name="ro1">
          <table:table-cell table:style-name="ce3" office:value-type="string" calcext:value-type="string">
            <text:p>Basic Block expint bb58</text:p>
          </table:table-cell>
          <table:table-cell table:style-name="ce3" table:number-columns-repeated="4"/>
          <table:table-cell/>
          <table:table-cell table:style-name="ce4" office:value-type="float" office:value="19" calcext:value-type="float" table:number-columns-spanned="1" table:number-rows-spanned="7">
            <text:p>19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b58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          ans += del;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>
            <text:p>bb58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>
            <text:p>bb58::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>
            <text:p>bb58::3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>
            <text:p>bb58::3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2">
          <table:table-cell table:style-name="ce3" office:value-type="string" calcext:value-type="string">
            <text:p>bb58::3:::3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      for (i=1;i&lt;=100;i++){</text:p>
            <text:p/>
          </table:table-cell>
          <table:table-cell table:style-name="ce3"/>
          <table:table-cell/>
          <table:covered-table-cell/>
          <table:table-cell table:number-columns-repeated="2"/>
        </table:table-row>
        <table:table-row table:style-name="ro1">
          <table:table-cell table:style-name="Default" office:value-type="string" calcext:value-type="string">
            <text:p>Basic Block expint bb62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62</text:p>
          </table:table-cell>
          <table:table-cell office:value-type="string" calcext:value-type="string">
            <text:p>Lin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  return ans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expint bb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b63</text:p>
          </table:table-cell>
          <table:table-cell office:value-type="string" calcext:value-type="string">
            <text:p>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}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foo bb0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  return x*x+(8*x)&lt;&lt;4-x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 office:value-type="string" calcext:value-type="string">
            <text:p>bb0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  expint(50,1);</text:p>
            <text:p/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bb0::1</text:p>
          </table:table-cell>
          <table:table-cell table:style-name="Default" office:value-type="string" calcext:value-type="string">
            <text:p>Line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  return 0;</text:p>
            <text:p/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1:40:26.891000000</dc:date>
    <meta:editing-duration>PT14M30S</meta:editing-duration>
    <meta:editing-cycles>6</meta:editing-cycles>
    <meta:generator>LibreOffice/7.3.1.3$Windows_X86_64 LibreOffice_project/a69ca51ded25f3eefd52d7bf9a5fad8c90b87951</meta:generator>
    <meta:document-statistic meta:table-count="1" meta:cell-count="320" meta:object-count="0"/>
  </office:meta>
</office:document-meta>
</file>